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ETA2</text:p>
          </table:table-cell>
          <table:table-cell table:style-name="ce1" office:value-type="string" calcext:value-type="string">
            <text:p>BETA3</text:p>
          </table:table-cell>
          <table:table-cell table:style-name="ce1" office:value-type="string" calcext:value-type="string">
            <text:p>BETA4</text:p>
          </table:table-cell>
          <table:table-cell table:style-name="ce1" office:value-type="string" calcext:value-type="string">
            <text:p>BETA5</text:p>
          </table:table-cell>
          <table:table-cell table:style-name="ce1" office:value-type="string" calcext:value-type="string">
            <text:p>BETA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85056.41090264" calcext:value-type="float">
            <text:p>6385056.41090264</text:p>
          </table:table-cell>
          <table:table-cell office:value-type="float" office:value="6384322.90021408" calcext:value-type="float">
            <text:p>6384322.90021408</text:p>
          </table:table-cell>
          <table:table-cell office:value-type="float" office:value="6383359.6710835" calcext:value-type="float">
            <text:p>6383359.6710835</text:p>
          </table:table-cell>
          <table:table-cell office:value-type="float" office:value="6383022.32606321" calcext:value-type="float">
            <text:p>6383022.32606321</text:p>
          </table:table-cell>
          <table:table-cell office:value-type="float" office:value="6382178.89219425" calcext:value-type="float">
            <text:p>6382178.892194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85615.89727255" calcext:value-type="float">
            <text:p>6385615.89727255</text:p>
          </table:table-cell>
          <table:table-cell office:value-type="float" office:value="6384883.17053107" calcext:value-type="float">
            <text:p>6384883.17053107</text:p>
          </table:table-cell>
          <table:table-cell office:value-type="float" office:value="6383920.94957823" calcext:value-type="float">
            <text:p>6383920.94957823</text:p>
          </table:table-cell>
          <table:table-cell office:value-type="float" office:value="6383583.94273757" calcext:value-type="float">
            <text:p>6383583.94273757</text:p>
          </table:table-cell>
          <table:table-cell office:value-type="float" office:value="6382741.32194004" calcext:value-type="float">
            <text:p>6382741.321940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86175.38179185" calcext:value-type="float">
            <text:p>6386175.38179185</text:p>
          </table:table-cell>
          <table:table-cell office:value-type="float" office:value="6385443.38553327" calcext:value-type="float">
            <text:p>6385443.38553327</text:p>
          </table:table-cell>
          <table:table-cell office:value-type="float" office:value="6384482.22680427" calcext:value-type="float">
            <text:p>6384482.22680427</text:p>
          </table:table-cell>
          <table:table-cell office:value-type="float" office:value="6384145.54974956" calcext:value-type="float">
            <text:p>6384145.54974956</text:p>
          </table:table-cell>
          <table:table-cell office:value-type="float" office:value="6383303.66222312" calcext:value-type="float">
            <text:p>6383303.662223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86399.16531074" calcext:value-type="float">
            <text:p>6386399.16531074</text:p>
          </table:table-cell>
          <table:table-cell office:value-type="float" office:value="6385667.46276748" calcext:value-type="float">
            <text:p>6385667.46276748</text:p>
          </table:table-cell>
          <table:table-cell office:value-type="float" office:value="6384706.68234614" calcext:value-type="float">
            <text:p>6384706.68234614</text:p>
          </table:table-cell>
          <table:table-cell office:value-type="float" office:value="6384370.14002621" calcext:value-type="float">
            <text:p>6384370.14002621</text:p>
          </table:table-cell>
          <table:table-cell office:value-type="float" office:value="6383528.6449918" calcext:value-type="float">
            <text:p>6383528.64499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86734.85897832" calcext:value-type="float">
            <text:p>6386734.85897832</text:p>
          </table:table-cell>
          <table:table-cell office:value-type="float" office:value="6386003.58151949" calcext:value-type="float">
            <text:p>6386003.58151949</text:p>
          </table:table-cell>
          <table:table-cell office:value-type="float" office:value="6385043.45113097" calcext:value-type="float">
            <text:p>6385043.45113097</text:p>
          </table:table-cell>
          <table:table-cell office:value-type="float" office:value="6384707.11917272" calcext:value-type="float">
            <text:p>6384707.11917272</text:p>
          </table:table-cell>
          <table:table-cell office:value-type="float" office:value="6383866.12924683" calcext:value-type="float">
            <text:p>6383866.12924683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 table:number-rows-repeated="4">
          <table:table-cell/>
          <table:table-cell table:style-name="ce2" table:number-columns-repeated="5"/>
        </table:table-row>
        <table:table-row table:style-name="ro1">
          <table:table-cell/>
          <table:table-cell table:style-name="ce2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00:04:54.850053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</meta:initial-creator>
    <meta:creation-date>2015-05-11T14:06:58.530374746</meta:creation-date>
    <dc:date>2015-05-13T00:16:33.925514033</dc:date>
    <dc:creator>rafael </dc:creator>
    <meta:editing-duration>PT37M9S</meta:editing-duration>
    <meta:editing-cycles>8</meta:editing-cycles>
    <meta:generator>LibreOffice/4.3.3.2$Linux_X86_64 LibreOffice_project/430m0$Build-2</meta:generator>
    <meta:document-statistic meta:table-count="1" meta:cell-count="36" meta:object-count="0"/>
  </office:meta>
</office:document-meta>
</file>